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52cm" svg:stroke-color="#ffff00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fo:min-height="2.927cm"/>
    </style:style>
    <style:style style:name="pr5" style:family="presentation" style:parent-style-name="Default-outline1">
      <style:graphic-properties draw:fill-color="#ffffff" fo:min-height="14.016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3.6cm" fo:margin-right="0cm" text:enable-numbering="false" fo:text-indent="-0.6cm"/>
    </style:style>
    <style:style style:name="P8" style:family="paragraph">
      <style:paragraph-properties fo:margin-left="4.8cm" fo:margin-right="0cm" text:enable-numbering="false" fo:text-indent="-0.6cm"/>
    </style:style>
    <style:style style:name="P9" style:family="paragraph">
      <style:paragraph-properties fo:margin-left="6cm" fo:margin-right="0cm" text:enable-numbering="false" fo:text-indent="-0.6cm"/>
    </style:style>
    <style:style style:name="P10" style:family="paragraph">
      <style:paragraph-properties fo:margin-left="1.2cm" fo:margin-right="0cm" text:enable-numbering="false" fo:text-indent="-0.9cm"/>
    </style:style>
    <style:style style:name="P11" style:family="paragraph">
      <style:paragraph-properties fo:margin-left="1.2cm" fo:margin-right="0cm" text:enable-numbering="true" fo:text-indent="-0.9cm"/>
    </style:style>
    <style:style style:name="P12" style:family="paragraph">
      <style:paragraph-properties fo:margin-left="2.4cm" fo:margin-right="0cm" text:enable-numbering="true" fo:text-indent="-0.8cm"/>
    </style:style>
    <style:style style:name="P13" style:family="paragraph">
      <style:paragraph-properties fo:text-align="center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23ff23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66: Swing graphics</presentation:footer-decl>
      <presentation:footer-decl presentation:name="ftr2">CMPTxxxx</presentation:footer-decl>
      <presentation:date-time-decl presentation:name="dtd1" presentation:source="fixed">13 Feb 2008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§18.2: Graphics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13 Feb 2008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JFrame.dispose()</text:p>
          </draw:text-box>
        </draw:frame>
        <draw:frame presentation:style-name="pr5" draw:text-style-name="P3" draw:layer="layout" svg:width="25.199cm" svg:height="14.205cm" svg:x="1.4cm" svg:y="4.507cm" presentation:class="outline" presentation:user-transformed="true">
          <draw:text-box>
            <text:list text:style-name="L3">
              <text:list-item>
                <text:p text:style-name="P3">Window <text:span text:style-name="T1">listeners</text:span>: do actions on <text:span text:style-name="T1">close</text:span>, <text:span text:style-name="T1">iconify</text:span>, etc.</text:p>
              </text:list-item>
            </text:list>
            <text:list text:style-name="L3">
              <text:list-item>
                <text:p text:style-name="P3">myJFrame.<text:span text:style-name="T1">setDefaultCloseOperation</text:span>()</text:p>
              </text:list-item>
            </text:list>
            <text:list text:style-name="L3">
              <text:list-item>
                <text:list>
                  <text:list-item>
                    <text:p text:style-name="P4">Sets what happens when <text:span text:style-name="T1">close button</text:span> is click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In <text:span text:style-name="T1">addition</text:span> to any window listener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efault: <text:span text:style-name="T2">JFrame.HIDE_ON_CLO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Doesn't actually close the window!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JFrame.DISPOSE_ON_CLOSE</text:span> makes more sense</text:p>
                  </text:list-item>
                </text:list>
              </text:list-item>
            </text:list>
            <text:list text:style-name="L3">
              <text:list-item>
                <text:p text:style-name="P3">myJFrame.<text:span text:style-name="T1">dispose</text:span>()</text:p>
              </text:list-item>
            </text:list>
            <text:list text:style-name="L3">
              <text:list-item>
                <text:list>
                  <text:list-item>
                    <text:p text:style-name="P4">Closes window and <text:span text:style-name="T1">deallocates</text:span> memor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oes not end <text:span text:style-name="T1">program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Scroll bars</text:p>
          </draw:text-box>
        </draw:frame>
        <draw:frame presentation:style-name="pr5" draw:layer="layout" svg:width="25.199cm" svg:height="14.294cm" svg:x="1.4cm" svg:y="4.507cm" presentation:class="outline" presentation:user-transformed="true">
          <draw:text-box>
            <text:list text:style-name="L3">
              <text:list-item>
                <text:p text:style-name="P3">Swing components can be contained inside <text:span text:style-name="T1">scroll panes</text:span>: show only a <text:span text:style-name="T1">viewport</text:span> of the whole widget</text:p>
              </text:list-item>
            </text:list>
            <text:list text:style-name="L3">
              <text:list-item>
                <text:p text:style-name="P3">e.g., a <text:span text:style-name="T1">text area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JTextArea blogEntry = new JTextArea(10, 40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Only shows <text:span text:style-name="T1">10</text:span> lines, <text:span text:style-name="T1">40</text:span> characters of tex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JScrollPane scrolledBlog = new JScrollPane(blogEntry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1">Wrap</text:span> in a scroll pan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myJPanel.add( scrolledBlog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1">Add</text:span> to a panel or window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Scroll bar <text:span text:style-name="T1">policy</text:span>: whether to show a scrollbar or not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.setVerticalScrollBarPolicy( JScrollPane. VERTICAL_SCROLLBAR_AS_NEEDED 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Swing graphics: .paint()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JFrames</text:span> have a<text:span text:style-name="T2"> .paint()</text:span> method, which <text:span text:style-name="T1">draws</text:span> the window on the screen</text:p>
              </text:list-item>
            </text:list>
            <text:list text:style-name="L3">
              <text:list-item>
                <text:list>
                  <text:list-item>
                    <text:p text:style-name="P4">To do our own drawing, <text:span text:style-name="T1">override</text:span> <text:span text:style-name="T2">paint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ake sure to call <text:span text:style-name="T2">super.paint()</text:span> <text:span text:style-name="T1">first</text:span> to get the normal behaviour, then do our own drawing on top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paint()</text:span> takes a <text:span text:style-name="T2">Graphics</text:span> context as its <text:span text:style-name="T1">argument</text:span></text:p>
              </text:list-item>
            </text:list>
            <text:list text:style-name="L3">
              <text:list-item>
                <text:list>
                  <text:list-item>
                    <text:p text:style-name="P4">All drawing routines are <text:span text:style-name="T1">methods</text:span> of the <text:span text:style-name="T2">Graphic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3">public class SmileyFace extends JFrame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3">public void paint( Graphics g ) {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3">super.paint( g 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3">g.drawOval( .... 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paint() vs. paintComponent()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JFrames</text:span>: use <text:span text:style-name="T2">paint</text:span>() method</text:p>
              </text:list-item>
            </text:list>
            <text:list text:style-name="L3">
              <text:list-item>
                <text:p text:style-name="P3"><text:span text:style-name="T1">JPanels</text:span> and other <text:span text:style-name="T1">JComponents</text:span>: use <text:span text:style-name="T2">paintComponent</text:span>()</text:p>
              </text:list-item>
            </text:list>
            <text:list text:style-name="L3">
              <text:list-item>
                <text:p text:style-name="P10"/>
              </text:list-item>
            </text:list>
            <text:list text:style-name="L3">
              <text:list-item>
                <text:p text:style-name="P11"><text:span text:style-name="T2">paint</text:span>() and <text:span text:style-name="T2">paintComponent</text:span>() are only called when the window or component <text:span text:style-name="T1">needs</text:span> to be redrawn</text:p>
              </text:list-item>
            </text:list>
            <text:list text:style-name="L3">
              <text:list-item>
                <text:list>
                  <text:list-item>
                    <text:p text:style-name="P12">e.g., <text:span text:style-name="T1">expose</text:span> after being covered by something</text:p>
                  </text:list-item>
                </text:list>
              </text:list-item>
            </text:list>
            <text:list text:style-name="L3">
              <text:list-item>
                <text:p text:style-name="P11">If you make a change and want to <text:span text:style-name="T1">request</text:span> a redraw,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2">repaint</text:span>() (method of <text:span text:style-name="T2">JFrame</text:span> or <text:span text:style-name="T2">JComponents</text:span>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Lines and rectangles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import java.awt.Graphics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">g.drawLine</text:span><text:span text:style-name="T2">( int x1, int y1, int x2, int y2 );</text:span></text:p>
              </text:list-item>
            </text:list>
            <text:list text:style-name="L3">
              <text:list-item>
                <text:list>
                  <text:list-item>
                    <text:p text:style-name="P4">Coordinates in pixels from <text:span text:style-name="T1">top-left</text:span> of component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drawRect</text:span><text:span text:style-name="T2">( x, y, w, h ), fillRect</text:span></text:p>
              </text:list-item>
            </text:list>
            <text:list text:style-name="L3">
              <text:list-item>
                <text:list>
                  <text:list-item>
                    <text:p text:style-name="P4">(x,y) is <text:span text:style-name="T1">top-left</text:span> corner of rectangle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draw3DRect</text:span><text:span text:style-name="T2">( x, y, w, h, boolean raised )</text:span></text:p>
              </text:list-item>
            </text:list>
            <text:list text:style-name="L3">
              <text:list-item>
                <text:list>
                  <text:list-item>
                    <text:p text:style-name="P4">Border-shading so it looks <text:span text:style-name="T1">raised</text:span> or <text:span text:style-name="T1">sunken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drawRoundRect</text:span><text:span text:style-name="T2">( x, y, w, h, arcW, arcH )</text:span></text:p>
              </text:list-item>
            </text:list>
            <text:list text:style-name="L3">
              <text:list-item>
                <text:list>
                  <text:list-item>
                    <text:p text:style-name="P4">Specify diameter of rounded <text:span text:style-name="T1">corners</text:span></text:p>
                  </text:list-item>
                </text:list>
              </text:list-item>
            </text:list>
          </draw:text-box>
        </draw:frame>
        <draw:custom-shape draw:style-name="gr2" draw:text-style-name="P13" draw:layer="layout" svg:width="6.094cm" svg:height="3.769cm" svg:x="21.166cm" svg:y="15.233cm">
          <text:p text:style-name="P1"/>
          <draw:enhanced-geometry svg:viewBox="0 0 21600 21600" draw:path-stretchpoint-x="10800" draw:path-stretchpoint-y="10800" draw:text-areas="?f3 ?f4 ?f5 ?f6" draw:type="round-rectangle" draw:modifiers="8273.3156498673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Ovals and arcs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3">
              <text:list-item>
                <text:p text:style-name="P3">g.drawOval( x, y, w, h ), fillOval</text:p>
              </text:list-item>
            </text:list>
            <text:list text:style-name="L3">
              <text:list-item>
                <text:list>
                  <text:list-item>
                    <text:p text:style-name="P4">Circles are ovals with equal width and height</text:p>
                  </text:list-item>
                </text:list>
              </text:list-item>
            </text:list>
            <text:list text:style-name="L3">
              <text:list-item>
                <text:p text:style-name="P3">drawArc( x, y, w, h, angle, sweep ), fillArc</text:p>
              </text:list-item>
            </text:list>
            <text:list text:style-name="L3">
              <text:list-item>
                <text:list>
                  <text:list-item>
                    <text:p text:style-name="P4">Specify starting angle (0 points to right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pecify how far the arc should g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ngle and sweep are both in integer degree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Colours (colors)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5">import java.awt.Color;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Set the current drawing colour before drawing the object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g.setColor( Color.BLUE );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g.drawArc( 50, 50, 100, 100, 200, 140 );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g.setColor( Color(0.7, 0.9, 0.1) );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g.drawOval( 80, 80, 40, 40 );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A few named colours, or use an RGB triple</text:p>
              </text:list-item>
            </text:list>
            <text:list text:style-name="L3">
              <text:list-item>
                <text:p text:style-name="P3">JColorChooser: dialog to select and return a Color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JColorChooser.showDialog(this, “title”, defaultColor)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 text:style-name="P1"/>
        </draw:path>
        <draw:path draw:style-name="gr4" draw:text-style-name="P15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 text:style-name="P1"/>
        </draw:path>
        <draw:path draw:style-name="gr4" draw:text-style-name="P15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 text:style-name="P1"/>
        </draw:path>
        <draw:path draw:style-name="gr4" draw:text-style-name="P15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 text:style-name="P1"/>
        </draw:path>
        <draw:path draw:style-name="gr4" draw:text-style-name="P15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 text:style-name="P1"/>
        </draw:path>
        <draw:path draw:style-name="gr4" draw:text-style-name="P15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 text:style-name="P1"/>
        </draw:path>
        <draw:path draw:style-name="gr4" draw:text-style-name="P15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 text:style-name="P1"/>
        </draw:path>
        <draw:path draw:style-name="gr4" draw:text-style-name="P15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 text:style-name="P1"/>
        </draw:path>
        <draw:path draw:style-name="gr4" draw:text-style-name="P15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 text:style-name="P1"/>
        </draw:path>
        <draw:path draw:style-name="gr4" draw:text-style-name="P15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 text:style-name="P1"/>
        </draw:path>
        <draw:path draw:style-name="gr4" draw:text-style-name="P15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 text:style-name="P1"/>
        </draw:path>
        <draw:path draw:style-name="gr4" draw:text-style-name="P15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 text:style-name="P1"/>
        </draw:path>
        <draw:path draw:style-name="gr4" draw:text-style-name="P15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 text:style-name="P1"/>
        </draw:path>
        <draw:path draw:style-name="gr4" draw:text-style-name="P15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 text:style-name="P1"/>
        </draw:path>
        <draw:path draw:style-name="gr4" draw:text-style-name="P15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 text:style-name="P1"/>
        </draw:path>
        <draw:path draw:style-name="gr4" draw:text-style-name="P15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 text:style-name="P1"/>
        </draw:path>
        <draw:path draw:style-name="gr4" draw:text-style-name="P15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initial-creator>Sean Ho</meta:initial-creator>
    <meta:creation-date>2008-02-04T14:24:38</meta:creation-date>
    <dc:creator>Sean Ho</dc:creator>
    <dc:date>2008-02-13T15:58:17</dc:date>
    <meta:editing-cycles>25</meta:editing-cycles>
    <meta:editing-duration>PT6H1M40S</meta:editing-duration>
    <meta:user-defined meta:name="Info 1"/>
    <meta:user-defined meta:name="Info 2"/>
    <meta:user-defined meta:name="Info 3"/>
    <meta:user-defined meta:name="Info 4"/>
    <meta:document-statistic meta:object-count="190"/>
  </office:meta>
</office:document-meta>
</file>